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3.38mm"/>
    </style:style>
    <style:style style:name="co3" style:family="table-column">
      <style:table-column-properties fo:break-before="auto" style:column-width="53.09mm"/>
    </style:style>
    <style:style style:name="co4" style:family="table-column">
      <style:table-column-properties fo:break-before="auto" style:column-width="52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File</text:p>
          </table:table-cell>
          <table:table-cell office:value-type="string" calcext:value-type="string">
            <text:p>Stencil3D.sh.o4419267</text:p>
          </table:table-cell>
          <table:table-cell office:value-type="string" calcext:value-type="string">
            <text:p>Stencil3D.sh.o4419308</text:p>
          </table:table-cell>
          <table:table-cell office:value-type="string" calcext:value-type="string">
            <text:p>Stencil3D.sh.o441931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Tue Mar 26 14:42:52 JST 2019</text:p>
          </table:table-cell>
          <table:table-cell office:value-type="string" calcext:value-type="string">
            <text:p>Tue Mar 26 15:24:52 JST 2019</text:p>
          </table:table-cell>
          <table:table-cell office:value-type="string" calcext:value-type="string">
            <text:p>Tue Mar 26 15:29:47 JST 201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cale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Elapsed Time (sec)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128" calcext:value-type="float" table:number-columns-spanned="1" table:number-rows-spanned="6">
            <text:p>128</text:p>
          </table:table-cell>
          <table:table-cell table:style-name="ce1" office:value-type="float" office:value="128" calcext:value-type="float" table:number-columns-spanned="1" table:number-rows-spanned="3">
            <text:p>128</text:p>
          </table:table-cell>
          <table:table-cell office:value-type="string" calcext:value-type="string">
            <text:p>1GPU</text:p>
          </table:table-cell>
          <table:table-cell office:value-type="float" office:value="0.33167" calcext:value-type="float">
            <text:p>0.33167</text:p>
          </table:table-cell>
          <table:table-cell office:value-type="float" office:value="0.309344" calcext:value-type="float">
            <text:p>0.309344</text:p>
          </table:table-cell>
          <table:table-cell office:value-type="float" office:value="0.30504" calcext:value-type="float">
            <text:p>0.30504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4GPU</text:p>
          </table:table-cell>
          <table:table-cell office:value-type="float" office:value="1.071247" calcext:value-type="float">
            <text:p>1.071247</text:p>
          </table:table-cell>
          <table:table-cell office:value-type="float" office:value="1.100068" calcext:value-type="float">
            <text:p>1.100068</text:p>
          </table:table-cell>
          <table:table-cell office:value-type="float" office:value="1.058502" calcext:value-type="float">
            <text:p>1.058502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P2P</text:p>
          </table:table-cell>
          <table:table-cell office:value-type="float" office:value="0.027312" calcext:value-type="float">
            <text:p>0.027312</text:p>
          </table:table-cell>
          <table:table-cell office:value-type="float" office:value="0.027144" calcext:value-type="float">
            <text:p>0.027144</text:p>
          </table:table-cell>
          <table:table-cell office:value-type="float" office:value="0.025977" calcext:value-type="float">
            <text:p>0.025977</text:p>
          </table:table-cell>
        </table:table-row>
        <table:table-row table:style-name="ro1">
          <table:table-cell/>
          <table:covered-table-cell/>
          <table:table-cell table:style-name="ce1" office:value-type="float" office:value="1024" calcext:value-type="float" table:number-columns-spanned="1" table:number-rows-spanned="3">
            <text:p>1024</text:p>
          </table:table-cell>
          <table:table-cell office:value-type="string" calcext:value-type="string">
            <text:p>1GPU</text:p>
          </table:table-cell>
          <table:table-cell office:value-type="float" office:value="0.405698" calcext:value-type="float">
            <text:p>0.405698</text:p>
          </table:table-cell>
          <table:table-cell office:value-type="float" office:value="0.409409" calcext:value-type="float">
            <text:p>0.409409</text:p>
          </table:table-cell>
          <table:table-cell office:value-type="float" office:value="0.4052" calcext:value-type="float">
            <text:p>0.4052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4GPU</text:p>
          </table:table-cell>
          <table:table-cell office:value-type="float" office:value="1.214676" calcext:value-type="float">
            <text:p>1.214676</text:p>
          </table:table-cell>
          <table:table-cell office:value-type="float" office:value="1.257844" calcext:value-type="float">
            <text:p>1.257844</text:p>
          </table:table-cell>
          <table:table-cell office:value-type="float" office:value="1.216519" calcext:value-type="float">
            <text:p>1.216519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P2P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512" calcext:value-type="float" table:number-columns-spanned="1" table:number-rows-spanned="6">
            <text:p>512</text:p>
          </table:table-cell>
          <table:table-cell table:style-name="ce1" office:value-type="float" office:value="128" calcext:value-type="float" table:number-columns-spanned="1" table:number-rows-spanned="3">
            <text:p>128</text:p>
          </table:table-cell>
          <table:table-cell office:value-type="string" calcext:value-type="string">
            <text:p>1GPU</text:p>
          </table:table-cell>
          <table:table-cell office:value-type="float" office:value="1.454128" calcext:value-type="float">
            <text:p>1.454128</text:p>
          </table:table-cell>
          <table:table-cell office:value-type="float" office:value="1.479277" calcext:value-type="float">
            <text:p>1.479277</text:p>
          </table:table-cell>
          <table:table-cell office:value-type="float" office:value="1.477961" calcext:value-type="float">
            <text:p>1.477961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4GPU</text:p>
          </table:table-cell>
          <table:table-cell office:value-type="float" office:value="1.565684" calcext:value-type="float">
            <text:p>1.565684</text:p>
          </table:table-cell>
          <table:table-cell office:value-type="float" office:value="1.669486" calcext:value-type="float">
            <text:p>1.669486</text:p>
          </table:table-cell>
          <table:table-cell office:value-type="float" office:value="1.526102" calcext:value-type="float">
            <text:p>1.526102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P2P</text:p>
          </table:table-cell>
          <table:table-cell office:value-type="float" office:value="0.410761" calcext:value-type="float">
            <text:p>0.410761</text:p>
          </table:table-cell>
          <table:table-cell office:value-type="float" office:value="0.42722" calcext:value-type="float">
            <text:p>0.42722</text:p>
          </table:table-cell>
          <table:table-cell office:value-type="float" office:value="0.444637" calcext:value-type="float">
            <text:p>0.444637</text:p>
          </table:table-cell>
        </table:table-row>
        <table:table-row table:style-name="ro1">
          <table:table-cell/>
          <table:covered-table-cell/>
          <table:table-cell table:style-name="ce1" office:value-type="float" office:value="1024" calcext:value-type="float" table:number-columns-spanned="1" table:number-rows-spanned="3">
            <text:p>1024</text:p>
          </table:table-cell>
          <table:table-cell office:value-type="string" calcext:value-type="string">
            <text:p>1GPU</text:p>
          </table:table-cell>
          <table:table-cell office:value-type="float" office:value="7.362034" calcext:value-type="float">
            <text:p>7.362034</text:p>
          </table:table-cell>
          <table:table-cell office:value-type="float" office:value="7.354333" calcext:value-type="float">
            <text:p>7.354333</text:p>
          </table:table-cell>
          <table:table-cell office:value-type="float" office:value="7.357524" calcext:value-type="float">
            <text:p>7.357524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4GPU</text:p>
          </table:table-cell>
          <table:table-cell office:value-type="float" office:value="4.130727" calcext:value-type="float">
            <text:p>4.130727</text:p>
          </table:table-cell>
          <table:table-cell office:value-type="float" office:value="4.128115" calcext:value-type="float">
            <text:p>4.128115</text:p>
          </table:table-cell>
          <table:table-cell office:value-type="float" office:value="4.153499" calcext:value-type="float">
            <text:p>4.153499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P2P</text:p>
          </table:table-cell>
          <table:table-cell office:value-type="float" office:value="2.218345" calcext:value-type="float">
            <text:p>2.218345</text:p>
          </table:table-cell>
          <table:table-cell office:value-type="float" office:value="2.206745" calcext:value-type="float">
            <text:p>2.206745</text:p>
          </table:table-cell>
          <table:table-cell office:value-type="float" office:value="2.224055" calcext:value-type="float">
            <text:p>2.224055</text:p>
          </table:table-cell>
        </table:table-row>
        <table:table-row table:style-name="ro1">
          <table:table-cell/>
          <table:table-cell table:style-name="ce1" office:value-type="float" office:value="1024" calcext:value-type="float" table:number-columns-spanned="1" table:number-rows-spanned="6">
            <text:p>1024</text:p>
          </table:table-cell>
          <table:table-cell table:style-name="ce1" office:value-type="float" office:value="128" calcext:value-type="float" table:number-columns-spanned="1" table:number-rows-spanned="3">
            <text:p>128</text:p>
          </table:table-cell>
          <table:table-cell office:value-type="string" calcext:value-type="string">
            <text:p>1GPU</text:p>
          </table:table-cell>
          <table:table-cell office:value-type="float" office:value="9.535348" calcext:value-type="float">
            <text:p>9.535348</text:p>
          </table:table-cell>
          <table:table-cell office:value-type="float" office:value="9.578782" calcext:value-type="float">
            <text:p>9.578782</text:p>
          </table:table-cell>
          <table:table-cell office:value-type="float" office:value="9.567669" calcext:value-type="float">
            <text:p>9.567669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4GPU</text:p>
          </table:table-cell>
          <table:table-cell office:value-type="float" office:value="4.426862" calcext:value-type="float">
            <text:p>4.426862</text:p>
          </table:table-cell>
          <table:table-cell office:value-type="float" office:value="4.367426" calcext:value-type="float">
            <text:p>4.367426</text:p>
          </table:table-cell>
          <table:table-cell office:value-type="float" office:value="4.456705" calcext:value-type="float">
            <text:p>4.456705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P2P</text:p>
          </table:table-cell>
          <table:table-cell office:value-type="float" office:value="0.123969" calcext:value-type="float">
            <text:p>0.123969</text:p>
          </table:table-cell>
          <table:table-cell office:value-type="float" office:value="0.125903" calcext:value-type="float">
            <text:p>0.125903</text:p>
          </table:table-cell>
          <table:table-cell office:value-type="float" office:value="0.123418" calcext:value-type="float">
            <text:p>0.123418</text:p>
          </table:table-cell>
        </table:table-row>
        <table:table-row table:style-name="ro1">
          <table:table-cell/>
          <table:covered-table-cell/>
          <table:table-cell table:style-name="ce1" office:value-type="float" office:value="1024" calcext:value-type="float" table:number-columns-spanned="1" table:number-rows-spanned="3">
            <text:p>1024</text:p>
          </table:table-cell>
          <table:table-cell office:value-type="string" calcext:value-type="string">
            <text:p>1GPU</text:p>
          </table:table-cell>
          <table:table-cell office:value-type="float" office:value="57.858066" calcext:value-type="float">
            <text:p>57.858066</text:p>
          </table:table-cell>
          <table:table-cell office:value-type="float" office:value="57.305731" calcext:value-type="float">
            <text:p>57.305731</text:p>
          </table:table-cell>
          <table:table-cell office:value-type="float" office:value="57.250527" calcext:value-type="float">
            <text:p>57.250527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4GPU</text:p>
          </table:table-cell>
          <table:table-cell office:value-type="float" office:value="19.276164" calcext:value-type="float">
            <text:p>19.276164</text:p>
          </table:table-cell>
          <table:table-cell office:value-type="float" office:value="19.431843" calcext:value-type="float">
            <text:p>19.431843</text:p>
          </table:table-cell>
          <table:table-cell office:value-type="float" office:value="19.027544" calcext:value-type="float">
            <text:p>19.027544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P2P</text:p>
          </table:table-cell>
          <table:table-cell office:value-type="float" office:value="16.050953" calcext:value-type="float">
            <text:p>16.050953</text:p>
          </table:table-cell>
          <table:table-cell office:value-type="float" office:value="15.995786" calcext:value-type="float">
            <text:p>15.995786</text:p>
          </table:table-cell>
          <table:table-cell office:value-type="float" office:value="15.966946" calcext:value-type="float">
            <text:p>15.966946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0">0000/00/00</text:date>, <text:time style:data-style-name="N2" text:time-value="14:39:40.18777744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4:39:42.748498349</meta:creation-date>
    <meta:editing-duration>PT12M41S</meta:editing-duration>
    <meta:editing-cycles>3</meta:editing-cycles>
    <meta:generator>LibreOffice/6.0.7.3$Linux_X86_64 LibreOffice_project/00m0$Build-3</meta:generator>
    <dc:date>2019-03-30T14:52:22.280540823</dc:date>
    <meta:document-statistic meta:table-count="2" meta:cell-count="90" meta:object-count="0"/>
  </office:meta>
</office:document-meta>
</file>